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66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3" style:family="graphic" style:parent-style-name="standard">
      <style:graphic-properties svg:stroke-color="#eb613d" draw:fill="solid" draw:fill-color="#cc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svg:stroke-color="#eb613d" draw:fill="solid" draw:fill-color="#ffff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2cm" svg:height="1.3cm" svg:x="3.1cm" svg:y="10.9cm">
          <text:p text:style-name="P1"><text:span text:style-name="T1">ProviderManag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6cm" svg:y1="1.7cm" svg:x2="6.2cm" svg:y2="10.9cm" draw:start-shape="id1" draw:start-glue-point="2" draw:end-shape="id2" draw:end-glue-point="0" svg:d="M10600 1700l-4400 9200" svg:viewBox="0 0 4401 9201">
          <text:p/>
        </draw:connector>
        <draw:custom-shape draw:style-name="gr3" draw:text-style-name="P1" xml:id="id1" draw:id="id1" draw:layer="layout" svg:width="6.2cm" svg:height="1.3cm" svg:x="7.5cm" svg:y="0.4cm">
          <text:p text:style-name="P1"><text:span text:style-name="T1">ProviderManager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358cm" svg:height="0.963cm" svg:x="6.2cm" svg:y="2.6cm">
          <draw:text-box>
            <text:p text:style-name="P1"><text:span text:style-name="T1">parent</text:span></text:p>
          </draw:text-box>
        </draw:frame>
        <draw:custom-shape draw:style-name="gr5" draw:text-style-name="P1" xml:id="id3" draw:id="id3" draw:layer="layout" svg:width="7.1cm" svg:height="1.3cm" svg:x="8.7cm" svg:y="12.7cm">
          <text:p text:style-name="P2">AuthenticationProvid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1cm" svg:height="1.3cm" svg:x="9cm" svg:y="12.9cm">
          <text:p text:style-name="P2">AuthenticationProvid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1cm" svg:height="1.3cm" svg:x="9.3cm" svg:y="13.2cm">
          <text:p text:style-name="P2">AuthenticationProvi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7cm" svg:y1="13.35cm" svg:x2="6.2cm" svg:y2="12.2cm" draw:start-shape="id3" draw:start-glue-point="3" draw:end-shape="id2" draw:end-glue-point="2" svg:d="M8700 13350h-2500v-1150" svg:viewBox="0 0 2501 1151">
          <text:p/>
        </draw:connector>
        <draw:custom-shape draw:style-name="gr5" draw:text-style-name="P1" xml:id="id4" draw:id="id4" draw:layer="layout" svg:width="7.1cm" svg:height="1.3cm" svg:x="12.4cm" svg:y="3.3cm">
          <text:p text:style-name="P1"><text:span text:style-name="T1">AuthenticationProvid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1cm" svg:height="1.3cm" svg:x="12.7cm" svg:y="3.5cm">
          <text:p text:style-name="P1"><text:span text:style-name="T1">AuthenticationProvid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1cm" svg:height="1.3cm" svg:x="13cm" svg:y="3.8cm">
          <text:p text:style-name="P1"><text:span text:style-name="T1">AuthenticationProvid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95cm" svg:y1="3.3cm" svg:x2="13.7cm" svg:y2="1.05cm" draw:start-shape="id4" draw:end-shape="id1" draw:end-glue-point="1" svg:d="M15950 3300v-2250h-2250" svg:viewBox="0 0 2251 2251">
          <text:p/>
        </draw:connector>
        <draw:custom-shape draw:style-name="gr1" draw:text-style-name="P1" xml:id="id5" draw:id="id5" draw:layer="layout" svg:width="6.2cm" svg:height="1.3cm" svg:x="0.7cm" svg:y="4.1cm">
          <text:p text:style-name="P1"><text:span text:style-name="T1">ProviderManag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6cm" svg:y1="1.7cm" svg:x2="3.8cm" svg:y2="4.1cm" draw:start-shape="id1" draw:start-glue-point="2" draw:end-shape="id5" draw:end-glue-point="0" svg:d="M10600 1700l-6800 2400" svg:viewBox="0 0 6801 2401">
          <text:p/>
        </draw:connector>
        <draw:custom-shape draw:style-name="gr1" draw:text-style-name="P1" xml:id="id6" draw:id="id6" draw:layer="layout" svg:width="6.2cm" svg:height="1.3cm" svg:x="9.3cm" svg:y="8cm">
          <text:p text:style-name="P1"><text:span text:style-name="T1">ProviderManag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6cm" svg:y1="1.7cm" svg:x2="12.4cm" svg:y2="8cm" draw:start-shape="id1" draw:start-glue-point="2" draw:end-shape="id6" draw:end-glue-point="0" svg:d="M10600 1700l1800 6300" svg:viewBox="0 0 1801 6301">
          <text:p/>
        </draw:connector>
        <draw:custom-shape draw:style-name="gr5" draw:text-style-name="P1" xml:id="id7" draw:id="id7" draw:layer="layout" svg:width="7.1cm" svg:height="1.3cm" svg:x="1.1cm" svg:y="5.9cm">
          <text:p text:style-name="P2">AuthenticationProvid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1cm" svg:height="1.3cm" svg:x="1.4cm" svg:y="6.1cm">
          <text:p text:style-name="P2">AuthenticationProvid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1cm" svg:height="1.3cm" svg:x="1.7cm" svg:y="6.4cm">
          <text:p text:style-name="P2">AuthenticationProvi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.1cm" svg:y1="6.55cm" svg:x2="0.7cm" svg:y2="4.75cm" draw:start-shape="id7" draw:start-glue-point="3" draw:end-shape="id5" svg:d="M1100 6550h-901v-1800h501" svg:viewBox="0 0 902 1801">
          <text:p/>
        </draw:connector>
        <draw:connector draw:style-name="gr2" draw:text-style-name="P1" draw:layer="layout" svg:x1="13.2cm" svg:y1="10.75cm" svg:x2="12.4cm" svg:y2="9.3cm" draw:start-shape="id8" draw:start-glue-point="3" draw:end-shape="id6" draw:end-glue-point="2" svg:d="M13200 10750h-800v-1450" svg:viewBox="0 0 801 1451">
          <text:p/>
        </draw:connector>
        <draw:custom-shape draw:style-name="gr5" draw:text-style-name="P1" xml:id="id8" draw:id="id8" draw:layer="layout" svg:width="7.1cm" svg:height="1.3cm" svg:x="13.2cm" svg:y="10.1cm">
          <text:p text:style-name="P2">AuthenticationProvid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1cm" svg:height="1.3cm" svg:x="13.5cm" svg:y="10.3cm">
          <text:p text:style-name="P2">AuthenticationProvid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1cm" svg:height="1.3cm" svg:x="13.8cm" svg:y="10.6cm">
          <text:p text:style-name="P2">AuthenticationProvid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10-23T15:19:26.425200025</dc:date>
    <meta:editing-duration>P4DT50M34S</meta:editing-duration>
    <meta:editing-cycles>17</meta:editing-cycles>
    <meta:generator>LibreOffice/4.2.7.2$Linux_X86_64 LibreOffice_project/420m0$Build-2</meta:generator>
    <meta:document-statistic meta:object-count="24"/>
  </office:meta>
</office:document-meta>
</file>